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dddddd" draw:fill="solid" draw:fill-color="#eeeeee" draw:textarea-horizontal-align="justify" draw:textarea-vertical-align="middle" draw:auto-grow-height="false" fo:min-height="14.55cm" fo:min-width="2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01cm"/>
    </style:style>
    <style:style style:name="gr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288cm"/>
    </style:style>
    <style:style style:name="gr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393cm"/>
    </style:style>
    <style:style style:name="gr5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.499cm"/>
    </style:style>
    <style:style style:name="gr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65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02cm"/>
    </style:style>
    <style:style style:name="gr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5.0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674cm"/>
    </style:style>
    <style:style style:name="gr1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0.867cm"/>
    </style:style>
    <style:style style:name="gr11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6.33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954cm"/>
    </style:style>
    <style:style style:name="gr13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3cm" fo:min-width="14.226cm"/>
    </style:style>
    <style:style style:name="gr14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.613cm"/>
    </style:style>
    <style:style style:name="gr16" style:family="graphic" style:parent-style-name="standard">
      <style:graphic-properties svg:stroke-color="#cccccc" draw:fill="solid" draw:fill-color="#808080" draw:textarea-horizontal-align="justify" draw:textarea-vertical-align="middle" draw:auto-grow-height="false" fo:min-height="0.668cm" fo:min-width="2.66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2.267cm"/>
    </style:style>
    <style:style style:name="gr18" style:family="graphic" style:parent-style-name="standard">
      <style:graphic-properties draw:stroke="none" svg:stroke-color="#cccccc" draw:fill="none" draw:fill-color="#ffffff" fo:min-height="1.423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825cm" fo:min-width="2.784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0.825cm" fo:min-width="3.084cm"/>
    </style:style>
    <style:style style:name="gr22" style:family="graphic" style:parent-style-name="standard">
      <style:graphic-properties svg:stroke-color="#dddddd" draw:fill="solid" draw:fill-color="#eeeeee" draw:textarea-horizontal-align="justify" draw:textarea-vertical-align="middle" draw:auto-grow-height="fals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56cm"/>
    </style:style>
    <style:style style:name="gr24" style:family="graphic" style:parent-style-name="standard">
      <style:graphic-properties svg:stroke-color="#cccccc" draw:fill="solid" draw:fill-color="#ffffff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41cm"/>
    </style:style>
    <style:style style:name="gr2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52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783cm"/>
    </style:style>
    <style:style style:name="gr29" style:family="graphic" style:parent-style-name="standard">
      <style:graphic-properties draw:stroke="none" svg:stroke-color="#cccccc" draw:fill="none" draw:fill-color="#ffffff" fo:min-height="0.713cm"/>
    </style:style>
    <style:style style:name="gr30" style:family="graphic" style:parent-style-name="objectwithoutfill">
      <style:graphic-properties svg:stroke-color="#cccccc" draw:fill="none" draw:fill-color="#ffffff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954cm"/>
    </style:style>
    <style:style style:name="gr32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501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16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631cm"/>
    </style:style>
    <style:style style:name="gr35" style:family="graphic" style:parent-style-name="standard">
      <style:graphic-properties svg:stroke-color="#dddddd" draw:fill-color="#ffffff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draw:fill-color="#ffffff" draw:textarea-horizontal-align="justify" draw:textarea-vertical-align="middle" draw:auto-grow-height="false" fo:min-height="0.825cm" fo:min-width="2.684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441cm"/>
    </style:style>
    <style:style style:name="gr3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3cm"/>
    </style:style>
    <style:style style:name="gr40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7.4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9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76cm"/>
    </style:style>
    <style:style style:name="gr44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3.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46cm"/>
    </style:style>
    <style:style style:name="gr46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3.7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2.299cm"/>
    </style:style>
    <style:style style:name="gr4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55cm" fo:min-width="1.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2.982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3.456cm"/>
    </style:style>
    <style:style style:name="gr51" style:family="graphic" style:parent-style-name="standard">
      <style:graphic-properties draw:fill-color="#ffffff" draw:textarea-horizontal-align="justify" draw:textarea-vertical-align="middle" draw:auto-grow-height="false" fo:min-height="0.834cm" fo:min-width="2.384cm"/>
    </style:style>
    <style:style style:name="gr52" style:family="graphic" style:parent-style-name="standard">
      <style:graphic-properties draw:fill-color="#ffffff" draw:textarea-horizontal-align="justify" draw:textarea-vertical-align="middle" draw:auto-grow-height="false" fo:min-height="0.825cm" fo:min-width="2.084cm"/>
    </style:style>
    <style:style style:name="gr53" style:family="graphic" style:parent-style-name="standard">
      <style:graphic-properties draw:fill-color="#eeeeee" draw:textarea-horizontal-align="justify" draw:textarea-vertical-align="middle" draw:auto-grow-height="false" fo:min-height="16.75cm" fo:min-width="24.4cm"/>
    </style:style>
    <style:style style:name="gr54" style:family="graphic" style:parent-style-name="standard">
      <style:graphic-properties draw:stroke="none" svg:stroke-color="#000000" draw:fill="none" draw:fill-color="#ffffff" fo:min-height="2.134cm"/>
    </style:style>
    <style:style style:name="gr55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4.4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08cm"/>
    </style:style>
    <style:style style:name="gr57" style:family="graphic" style:parent-style-name="standard">
      <style:graphic-properties draw:stroke="none" svg:stroke-color="#000000" draw:fill="none" draw:fill-color="#ffffff" fo:min-height="1.15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 fo:min-height="0.825cm" fo:min-width="14.993cm"/>
    </style:style>
    <style:style style:name="gr59" style:family="graphic" style:parent-style-name="standard">
      <style:graphic-properties draw:fill-color="#ffffff" draw:textarea-horizontal-align="justify" draw:textarea-vertical-align="middle" draw:auto-grow-height="false" fo:min-height="0.825cm" fo:min-width="6.484cm"/>
    </style:style>
    <style:style style:name="gr60" style:family="graphic" style:parent-style-name="standard">
      <style:graphic-properties svg:stroke-color="#dddddd" draw:fill-color="#eeeeee" draw:textarea-horizontal-align="justify" draw:textarea-vertical-align="middle" draw:auto-grow-height="false" fo:min-height="17.02cm" fo:min-width="22.2cm"/>
    </style:style>
    <style:style style:name="gr61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cm"/>
    </style:style>
    <style:style style:name="gr62" style:family="graphic" style:parent-style-name="standard">
      <style:graphic-properties draw:stroke="none" svg:stroke-color="#000000" draw:fill="none" draw:fill-color="#ffffff" fo:min-height="0.712cm"/>
    </style:style>
    <style:style style:name="gr63" style:family="graphic" style:parent-style-name="standard">
      <style:graphic-properties draw:textarea-horizontal-align="justify" draw:textarea-vertical-align="middle" draw:auto-grow-height="false" fo:min-height="0.258cm" fo:min-width="0.081cm"/>
    </style:style>
    <style:style style:name="gr64" style:family="graphic" style:parent-style-name="standard">
      <style:graphic-properties draw:textarea-horizontal-align="justify" draw:textarea-vertical-align="middle" draw:auto-grow-height="false" fo:min-height="0.246cm" fo:min-width="0.066cm"/>
    </style:style>
    <style:style style:name="gr65" style:family="graphic" style:parent-style-name="standard">
      <style:graphic-properties draw:stroke="none" svg:stroke-color="#000000" draw:fill="none" draw:fill-color="#ffffff" fo:min-height="1.623cm"/>
    </style:style>
    <style:style style:name="gr66" style:family="graphic" style:parent-style-name="standard">
      <style:graphic-properties draw:stroke="none" svg:stroke-color="#000000" draw:fill="none" draw:fill-color="#ffffff" fo:min-height="1.323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01cm"/>
    </style:style>
    <style:style style:name="gr68" style:family="graphic" style:parent-style-name="standard">
      <style:graphic-properties svg:stroke-color="#cccccc" draw:fill="solid" draw:fill-color="#ffffff" draw:textarea-horizontal-align="justify" draw:textarea-vertical-align="middle" draw:auto-grow-height="false" fo:min-height="0.654cm" fo:min-width="14.982cm"/>
    </style:style>
    <style:style style:name="gr69" style:family="graphic" style:parent-style-name="standard">
      <style:graphic-properties svg:stroke-color="#dddddd" draw:fill-color="#eeeeee" draw:textarea-horizontal-align="justify" draw:textarea-vertical-align="middle" draw:auto-grow-height="false" fo:min-height="11.35cm" fo:min-width="22.2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35cm"/>
    </style:style>
    <style:style style:name="gr71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12.4cm"/>
    </style:style>
    <style:style style:name="gr72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3.1cm"/>
    </style:style>
    <style:style style:name="gr73" style:family="graphic" style:parent-style-name="standard">
      <style:graphic-properties svg:stroke-color="#000000" draw:fill-color="#ffffff" draw:textarea-horizontal-align="justify" draw:textarea-vertical-align="middle" draw:auto-grow-height="false" fo:min-height="1.25cm" fo:min-width="0.6cm"/>
    </style:style>
    <style:style style:name="gr74" style:family="graphic" style:parent-style-name="standard">
      <style:graphic-properties draw:fill-color="#dddddd" draw:textarea-horizontal-align="justify" draw:textarea-vertical-align="middle" draw:auto-grow-height="false" fo:min-height="0.35cm" fo:min-width="0.5cm"/>
    </style:style>
    <style:style style:name="gr75" style:family="graphic" style:parent-style-name="standard">
      <style:graphic-properties svg:stroke-color="#666666" draw:fill="solid" draw:fill-color="#ffffff" draw:textarea-horizontal-align="justify" draw:textarea-vertical-align="middle" draw:auto-grow-height="false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7" style:family="graphic" style:parent-style-name="standard">
      <style:graphic-properties svg:stroke-color="#dddddd" draw:fill-color="#eeeeee" draw:textarea-horizontal-align="justify" draw:textarea-vertical-align="middle" draw:auto-grow-height="false" fo:min-height="15.22cm" fo:min-width="22.2cm"/>
    </style:style>
    <style:style style:name="gr78" style:family="graphic" style:parent-style-name="standard">
      <style:graphic-properties draw:fill-color="#dddddd" draw:textarea-horizontal-align="justify" draw:textarea-vertical-align="middle" draw:auto-grow-height="false" fo:min-height="0.25cm" fo:min-width="0.5cm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0.825cm" fo:min-width="4.684cm"/>
    </style:style>
    <style:style style:name="gr80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8.2cm"/>
    </style:style>
    <style:style style:name="gr81" style:family="graphic" style:parent-style-name="standard">
      <style:graphic-properties svg:stroke-color="#000000" draw:fill-color="#ffffff" draw:textarea-horizontal-align="justify" draw:textarea-vertical-align="middle" draw:auto-grow-height="false" fo:min-height="1.05cm" fo:min-width="2.158cm"/>
    </style:style>
    <style:style style:name="gr82" style:family="graphic" style:parent-style-name="standard">
      <style:graphic-properties draw:fill-color="#dddddd" draw:textarea-horizontal-align="justify" draw:textarea-vertical-align="middle" draw:auto-grow-height="false" fo:min-height="0.27cm" fo:min-width="1.916cm"/>
    </style:style>
    <style:style style:name="gr8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cm"/>
    </style:style>
    <style:style style:name="gr8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82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89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3.4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1" style:family="graphic" style:parent-style-name="standard">
      <style:graphic-properties svg:stroke-color="#dddddd" draw:fill-color="#eeeeee" draw:textarea-horizontal-align="justify" draw:textarea-vertical-align="middle" draw:auto-grow-height="false" fo:min-height="14.45cm" fo:min-width="22.065cm"/>
    </style:style>
    <style:style style:name="gr92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2.161cm"/>
    </style:style>
    <style:style style:name="gr93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1.7cm"/>
    </style:style>
    <style:style style:name="gr94" style:family="graphic" style:parent-style-name="standard">
      <style:graphic-properties draw:fill-color="#ffffff" draw:textarea-horizontal-align="justify" draw:textarea-vertical-align="middle" draw:auto-grow-height="false" fo:min-height="0.951cm" fo:min-width="2.201cm"/>
    </style:style>
    <style:style style:name="gr95" style:family="graphic" style:parent-style-name="standard">
      <style:graphic-properties draw:textarea-horizontal-align="justify" draw:textarea-vertical-align="middle" draw:auto-grow-height="false" fo:min-height="3.15cm" fo:min-width="3.8cm"/>
    </style:style>
    <style:style style:name="gr96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3.8cm"/>
    </style:style>
    <style:style style:name="gr97" style:family="graphic" style:parent-style-name="standard">
      <style:graphic-properties svg:stroke-color="#000000" draw:fill-color="#eeeeee" draw:textarea-horizontal-align="justify" draw:textarea-vertical-align="middle" draw:auto-grow-height="false" fo:min-height="0.85cm" fo:min-width="0.866cm"/>
    </style:style>
    <style:style style:name="gr98" style:family="graphic" style:parent-style-name="standard">
      <style:graphic-properties svg:stroke-color="#000000" draw:fill-color="#eeeeee" draw:textarea-horizontal-align="justify" draw:textarea-vertical-align="middle" draw:auto-grow-height="false" fo:min-height="0.55cm" fo:min-width="0.7cm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45cm" fo:min-width="3.8cm"/>
    </style:style>
    <style:style style:name="gr100" style:family="graphic" style:parent-style-name="standard">
      <style:graphic-properties draw:fill-color="#ffffff" draw:textarea-horizontal-align="justify" draw:textarea-vertical-align="middle" draw:auto-grow-height="false" fo:min-height="0.551cm" fo:min-width="3.8cm"/>
    </style:style>
    <style:style style:name="gr101" style:family="graphic" style:parent-style-name="standard">
      <style:graphic-properties draw:fill-color="#ffffff" draw:textarea-horizontal-align="justify" draw:textarea-vertical-align="middle" draw:auto-grow-height="false" fo:min-height="0.451cm" fo:min-width="3.8cm"/>
    </style:style>
    <style:style style:name="gr102" style:family="graphic" style:parent-style-name="standard">
      <style:graphic-properties draw:fill-color="#ffffff" draw:textarea-horizontal-align="justify" draw:textarea-vertical-align="middle" draw:auto-grow-height="false" fo:min-height="6.55cm" fo:min-width="12.7cm"/>
    </style:style>
    <style:style style:name="gr103" style:family="graphic" style:parent-style-name="standard">
      <style:graphic-properties svg:stroke-color="#999999" draw:fill-color="#ffffff" draw:textarea-horizontal-align="justify" draw:textarea-vertical-align="middle" draw:auto-grow-height="false" fo:min-height="0.85cm" fo:min-width="12.6cm"/>
    </style:style>
    <style:style style:name="gr104" style:family="graphic" style:parent-style-name="standard">
      <style:graphic-properties svg:stroke-color="#dddddd" draw:fill-color="#eeeeee" draw:textarea-horizontal-align="justify" draw:textarea-vertical-align="middle" draw:auto-grow-height="false" fo:min-height="12.05cm" fo:min-width="22.107cm"/>
    </style:style>
    <style:style style:name="gr105" style:family="graphic" style:parent-style-name="standard">
      <style:graphic-properties draw:stroke="none" svg:stroke-color="#000000" draw:fill="none" draw:fill-color="#ffffff" fo:min-height="0.937cm"/>
    </style:style>
    <style:style style:name="gr106" style:family="graphic" style:parent-style-name="standard">
      <style:graphic-properties svg:stroke-color="#cccccc" draw:fill-color="#eeeeee" draw:textarea-horizontal-align="justify" draw:textarea-vertical-align="middle" draw:auto-grow-height="false" fo:min-height="10.663cm" fo:min-width="7.065cm"/>
    </style:style>
    <style:style style:name="gr107" style:family="graphic" style:parent-style-name="standard">
      <style:graphic-properties svg:stroke-color="#000000" draw:fill-color="#eeeeee" draw:textarea-horizontal-align="justify" draw:textarea-vertical-align="middle" draw:auto-grow-height="false" fo:min-height="1.25cm" fo:min-width="21.987cm"/>
    </style:style>
    <style:style style:name="gr108" style:family="graphic" style:parent-style-name="standard">
      <style:graphic-properties svg:stroke-color="#9999ff" draw:fill-color="#3399ff" draw:textarea-horizontal-align="justify" draw:textarea-vertical-align="middle" draw:auto-grow-height="false" fo:min-height="1.258cm" fo:min-width="4.738cm"/>
    </style:style>
    <style:style style:name="gr109" style:family="graphic" style:parent-style-name="standard">
      <style:graphic-properties draw:textarea-horizontal-align="justify" draw:textarea-vertical-align="middle" draw:auto-grow-height="false" fo:min-height="1.916cm" fo:min-width="4.359cm"/>
    </style:style>
    <style:style style:name="gr110" style:family="graphic" style:parent-style-name="standard">
      <style:graphic-properties draw:textarea-horizontal-align="justify" draw:textarea-vertical-align="middle" draw:auto-grow-height="false" fo:min-height="2.006cm" fo:min-width="4.449cm"/>
    </style:style>
    <style:style style:name="gr111" style:family="graphic" style:parent-style-name="standard">
      <style:graphic-properties draw:textarea-horizontal-align="justify" draw:textarea-vertical-align="middle" draw:auto-grow-height="false" fo:min-height="1.946cm" fo:min-width="4.164cm"/>
    </style:style>
    <style:style style:name="gr112" style:family="graphic" style:parent-style-name="standard">
      <style:graphic-properties draw:textarea-horizontal-align="justify" draw:textarea-vertical-align="middle" draw:auto-grow-height="false" fo:min-height="1.946cm" fo:min-width="4.264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text-properties fo:font-size="18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text-properties fo:font-size="12pt" style:font-size-asian="12pt" style:font-size-complex="12pt"/>
    </style:style>
    <style:style style:name="P7" style:family="paragraph">
      <style:text-properties fo:color="#ff3333" fo:font-size="18pt"/>
    </style:style>
    <style:style style:name="P8" style:family="paragraph">
      <style:paragraph-properties fo:text-align="center"/>
      <style:text-properties fo:font-size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3333" fo:font-size="18pt"/>
    </style:style>
    <style:style style:name="T6" style:family="text">
      <style:text-properties fo:font-variant="normal" fo:text-transform="none" fo:color="#b2b2b2" style:text-outline="false" style:text-line-through-style="none" style:text-line-through-type="none" style:font-name="Liberation Sans1" fo:font-size="18pt" fo:font-style="italic" fo:text-shadow="none" style:text-underline-style="none" fo:font-weight="normal" style:letter-kerning="true" style:font-name-asian="Droid Sans Fallback" style:font-size-asian="18pt" style:font-style-asian="italic" style:font-weight-asian="normal" style:font-name-complex="Free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2.51cm" svg:height="0.958cm" svg:x="6.193cm" svg:y="8.697cm">
            <draw:text-box>
              <text:p><text:span text:style-name="T1">CNPJ: *</text:span></text:p>
            </draw:text-box>
          </draw:frame>
          <draw:custom-shape draw:style-name="gr3" draw:text-style-name="P1" draw:layer="layout" svg:width="1.788cm" svg:height="0.904cm" svg:x="8.718cm" svg:y="8.69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893cm" svg:height="0.904cm" svg:x="10.717cm" svg:y="8.69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999cm" svg:height="0.904cm" svg:x="12.82cm" svg:y="8.69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1.157cm" svg:height="0.904cm" svg:x="17.133cm" svg:y="8.697cm">
            <text:p/>
            <draw:enhanced-geometry svg:viewBox="0 0 21600 21600" draw:type="rectangle" draw:enhanced-path="M 0 0 L 21600 0 21600 21600 0 21600 0 0 Z N"/>
          </draw:custom-shape>
          <draw:g>
            <draw:frame draw:style-name="gr7" draw:text-style-name="P2" draw:layer="layout" svg:width="2.702cm" svg:height="0.958cm" svg:x="6.193cm" svg:y="7.228cm">
              <draw:text-box>
                <text:p><text:span text:style-name="T1">Nome: * </text:span></text:p>
              </draw:text-box>
            </draw:frame>
            <draw:custom-shape draw:style-name="gr8" draw:text-style-name="P1" draw:layer="layout" svg:width="15.568cm" svg:height="0.904cm" svg:x="8.613cm" svg:y="7.2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6.193cm" svg:y="12.199cm">
            <draw:text-box>
              <text:p><text:span text:style-name="T1">Telefone: *</text:span></text:p>
            </draw:text-box>
          </draw:frame>
          <draw:custom-shape draw:style-name="gr10" draw:text-style-name="P1" draw:layer="layout" svg:width="1.367cm" svg:height="0.904cm" svg:x="9.244cm" svg:y="12.312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.837cm" svg:height="0.904cm" svg:x="10.822cm" svg:y="12.312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6.234cm" svg:y="10.505cm">
            <draw:text-box>
              <text:p><text:span text:style-name="T1">Endereço: *</text:span></text:p>
            </draw:text-box>
          </draw:frame>
          <draw:custom-shape draw:style-name="gr13" draw:text-style-name="P1" draw:layer="layout" svg:width="14.726cm" svg:height="0.903cm" svg:x="9.77cm" svg:y="10.5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1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1" draw:layer="layout" svg:width="8.001cm" svg:height="1.673cm" svg:x="11.7cm" svg:y="4.927cm">
            <draw:text-box>
              <text:p text:style-name="P1">Cadastro de Empresa</text:p>
            </draw:text-box>
          </draw:frame>
          <draw:custom-shape draw:style-name="gr5" draw:text-style-name="P1" draw:layer="layout" svg:width="1.999cm" svg:height="0.904cm" svg:x="14.924cm" svg:y="8.6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cm">
          <draw:text-box>
            <text:p>1. Tela de cadastro de Empresa</text:p>
          </draw:text-box>
        </draw:frame>
        <draw:custom-shape draw:name="Forma2" draw:style-name="gr20" draw:text-style-name="P3" draw:layer="layout" svg:width="3.4cm" svg:height="1.191cm" svg:x="21.3cm" svg:y="15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3" draw:layer="layout" svg:width="3.7cm" svg:height="1.191cm" svg:x="17.4cm" svg:y="15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2" draw:style-name="dp1" draw:master-page-name="Padrão">
        <draw:g>
          <draw:custom-shape draw:style-name="gr22" draw:text-style-name="P1" draw:layer="layout" svg:width="21.2cm" svg:height="13.1cm" svg:x="4.56cm" svg:y="2.722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2" draw:layer="layout" svg:width="2.06cm" svg:height="0.848cm" svg:x="5.86cm" svg:y="7.622cm">
            <draw:text-box>
              <text:p><text:span text:style-name="T1">CPF: *</text:span></text:p>
            </draw:text-box>
          </draw:frame>
          <draw:custom-shape draw:style-name="gr24" draw:text-style-name="P1" draw:layer="layout" svg:width="2cm" svg:height="0.8cm" svg:x="9.2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2cm" svg:height="0.8cm" svg:x="11.6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9cm" svg:height="0.8cm" svg:x="13.76cm" svg:y="7.6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1.1cm" svg:height="0.8cm" svg:x="15.96cm" svg:y="7.622cm">
            <text:p/>
            <draw:enhanced-geometry svg:viewBox="0 0 21600 21600" draw:type="rectangle" draw:enhanced-path="M 0 0 L 21600 0 21600 21600 0 21600 0 0 Z N"/>
          </draw:custom-shape>
          <draw:g>
            <draw:frame draw:style-name="gr25" draw:text-style-name="P2" draw:layer="layout" svg:width="2.6cm" svg:height="0.848cm" svg:x="5.86cm" svg:y="6.522cm">
              <draw:text-box>
                <text:p><text:span text:style-name="T1">Nome: *</text:span></text:p>
              </draw:text-box>
            </draw:frame>
            <draw:custom-shape draw:style-name="gr26" draw:text-style-name="P1" draw:layer="layout" svg:width="14cm" svg:height="0.8cm" svg:x="9.26cm" svg:y="6.522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27" draw:text-style-name="P2" draw:layer="layout" svg:width="3.025cm" svg:height="0.848cm" svg:x="5.86cm" svg:y="10.922cm">
            <draw:text-box>
              <text:p><text:span text:style-name="T1">Telefone: *</text:span></text:p>
            </draw:text-box>
          </draw:frame>
          <draw:custom-shape draw:style-name="gr24" draw:text-style-name="P1" draw:layer="layout" svg:width="1.3cm" svg:height="0.8cm" svg:x="9.26cm" svg:y="10.9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6.5cm" svg:height="0.8cm" svg:x="11.161cm" svg:y="10.853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2" draw:layer="layout" svg:width="3.283cm" svg:height="0.848cm" svg:x="5.899cm" svg:y="9.822cm">
            <draw:text-box>
              <text:p><text:span text:style-name="T1">Endereço: *</text:span></text:p>
            </draw:text-box>
          </draw:frame>
          <draw:custom-shape draw:style-name="gr26" draw:text-style-name="P1" draw:layer="layout" svg:width="14cm" svg:height="0.8cm" svg:x="9.26cm" svg:y="9.822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" draw:layer="layout" svg:width="7.94cm" svg:height="0.963cm" svg:x="11.46cm" svg:y="4.559cm">
            <draw:text-box>
              <text:p text:style-name="P1">Cadastro do Funcionário</text:p>
            </draw:text-box>
          </draw:frame>
          <draw:line draw:style-name="gr30" draw:text-style-name="P1" draw:layer="layout" svg:x1="11.16cm" svg:y1="5.722cm" svg:x2="19.76cm" svg:y2="5.722cm">
            <text:p/>
          </draw:line>
          <draw:frame draw:style-name="gr31" draw:text-style-name="P2" draw:layer="layout" svg:width="2.454cm" svg:height="0.848cm" svg:x="5.9cm" svg:y="8.722cm">
            <draw:text-box>
              <text:p><text:span text:style-name="T1">Cargo: *</text:span></text:p>
            </draw:text-box>
          </draw:frame>
          <draw:custom-shape draw:style-name="gr32" draw:text-style-name="P1" draw:layer="layout" svg:width="14.001cm" svg:height="0.8cm" svg:x="9.26cm" svg:y="8.722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2" draw:layer="layout" svg:width="2.661cm" svg:height="0.848cm" svg:x="5.9cm" svg:y="12.022cm">
            <draw:text-box>
              <text:p><text:span text:style-name="T1">Salário: *</text:span></text:p>
            </draw:text-box>
          </draw:frame>
          <draw:custom-shape draw:style-name="gr24" draw:text-style-name="P1" draw:layer="layout" svg:width="4.399cm" svg:height="0.8cm" svg:x="9.261cm" svg:y="12.022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2" draw:layer="layout" svg:width="3.131cm" svg:height="0.848cm" svg:x="5.9cm" svg:y="13.122cm">
            <draw:text-box>
              <text:p><text:span text:style-name="T1">Empresa: *</text:span></text:p>
            </draw:text-box>
          </draw:frame>
          <draw:custom-shape draw:style-name="gr24" draw:text-style-name="P1" draw:layer="layout" svg:width="4.399cm" svg:height="0.8cm" svg:x="9.26cm" svg:y="13.122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8cm" svg:x="12.76cm" svg:y="13.12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7cm" svg:height="0.7cm" svg:x="12.86cm" svg:y="13.222cm">
            <text:p/>
            <draw:enhanced-geometry svg:viewBox="0 0 21600 21600" draw:mirror-horizontal="false" draw:mirror-vertical="true" draw:glue-points="?f0 0 ?f1 10800 0 21600 10800 21600 21600 21600 ?f7 10800" draw:text-areas="?f1 10800 ?f2 18000 ?f3 7200 ?f4 21600" draw:type="isosceles-triangle" draw:modifiers="10889.85024958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layer="layout" svg:width="12.4cm" svg:height="1.673cm" svg:x="4.3cm" svg:y="1.701cm">
          <draw:text-box>
            <text:p>2. Tela de cadastro de Funcionário </text:p>
          </draw:text-box>
        </draw:frame>
        <draw:custom-shape draw:name="Forma2" draw:style-name="gr36" draw:text-style-name="P3" draw:layer="layout" svg:width="3.3cm" svg:height="1.191cm" svg:x="16.8cm" svg:y="13.5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36" draw:text-style-name="P3" draw:layer="layout" svg:width="3.3cm" svg:height="1.191cm" svg:x="20.4cm" svg:y="13.5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3" draw:style-name="dp1" draw:master-page-name="Padrão">
        <draw:g>
          <draw:custom-shape draw:style-name="gr22" draw:text-style-name="P1" draw:layer="layout" svg:width="21.2cm" svg:height="13.1cm" svg:x="5.365cm" svg:y="3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frame draw:style-name="gr37" draw:text-style-name="P2" draw:layer="layout" svg:width="3.5cm" svg:height="1.445cm" svg:x="5.865cm" svg:y="6.8cm">
              <draw:text-box>
                <text:p><text:span text:style-name="T1">Descrição: * <text:s text:c="3"/></text:span></text:p>
              </draw:text-box>
            </draw:frame>
            <draw:custom-shape draw:style-name="gr38" draw:text-style-name="P1" draw:layer="layout" svg:width="13.5cm" svg:height="0.8cm" svg:x="9.069cm" svg:y="6.765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39" draw:text-style-name="P2" draw:layer="layout" svg:width="2.8cm" svg:height="0.848cm" svg:x="5.865cm" svg:y="11.2cm">
            <draw:text-box>
              <text:p><text:span text:style-name="T1">Bairro: </text:span></text:p>
            </draw:text-box>
          </draw:frame>
          <draw:custom-shape draw:style-name="gr40" draw:text-style-name="P1" draw:layer="layout" svg:width="7.9cm" svg:height="0.8cm" svg:x="9.065cm" svg:y="11.2cm">
            <text:p/>
            <draw:enhanced-geometry svg:viewBox="0 0 21600 21600" draw:type="rectangle" draw:enhanced-path="M 0 0 L 21600 0 21600 21600 0 21600 0 0 Z N"/>
          </draw:custom-shape>
          <draw:frame draw:style-name="gr41" draw:text-style-name="P2" draw:layer="layout" svg:width="2.961cm" svg:height="0.848cm" svg:x="5.904cm" svg:y="10.1cm">
            <draw:text-box>
              <text:p><text:span text:style-name="T1">Cidade: * <text:s/></text:span></text:p>
            </draw:text-box>
          </draw:frame>
          <draw:frame draw:style-name="gr29" draw:text-style-name="P1" draw:layer="layout" svg:width="8.8cm" svg:height="0.963cm" svg:x="11.065cm" svg:y="4.837cm">
            <draw:text-box>
              <text:p text:style-name="P1">Cadastro de Obra ou Serviço</text:p>
            </draw:text-box>
          </draw:frame>
          <draw:line draw:style-name="gr30" draw:text-style-name="P1" draw:layer="layout" svg:x1="11.165cm" svg:y1="6cm" svg:x2="19.765cm" svg:y2="6cm">
            <text:p/>
          </draw:line>
          <draw:frame draw:style-name="gr42" draw:text-style-name="P2" draw:layer="layout" svg:width="3.465cm" svg:height="0.848cm" svg:x="5.905cm" svg:y="7.9cm">
            <draw:text-box>
              <text:p><text:span text:style-name="T1">Localização:</text:span></text:p>
            </draw:text-box>
          </draw:frame>
          <draw:frame draw:style-name="gr43" draw:text-style-name="P2" draw:layer="layout" svg:width="2.26cm" svg:height="0.848cm" svg:x="5.905cm" svg:y="12.3cm">
            <draw:text-box>
              <text:p><text:span text:style-name="T1">Rua: </text:span></text:p>
            </draw:text-box>
          </draw:frame>
          <draw:custom-shape draw:style-name="gr44" draw:text-style-name="P1" draw:layer="layout" svg:width="14.1cm" svg:height="0.8cm" svg:x="9.065cm" svg:y="12.3cm">
            <text:p/>
            <draw:enhanced-geometry svg:viewBox="0 0 21600 21600" draw:type="rectangle" draw:enhanced-path="M 0 0 L 21600 0 21600 21600 0 21600 0 0 Z N"/>
          </draw:custom-shape>
          <draw:frame draw:style-name="gr45" draw:text-style-name="P2" draw:layer="layout" svg:width="2.96cm" svg:height="0.848cm" svg:x="5.905cm" svg:y="13.4cm">
            <draw:text-box>
              <text:p><text:span text:style-name="T1">Cliente: *</text:span></text:p>
            </draw:text-box>
          </draw:frame>
          <draw:custom-shape draw:style-name="gr46" draw:text-style-name="P1" draw:layer="layout" svg:width="4.2cm" svg:height="0.8cm" svg:x="9.0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9cm" svg:height="0.8cm" svg:x="12.365cm" svg:y="13.4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1" draw:layer="layout" svg:width="0.407cm" svg:height="0.394cm" draw:transform="rotate (0.785398163397448) translate (12.448cm 13.705cm)">
            <text:p/>
            <draw:enhanced-geometry svg:viewBox="0 0 21600 21600" draw:mirror-horizontal="true" draw:mirror-vertical="false" draw:glue-points="0 0 0 10800 0 21600 10800 21600 21600 21600 10800 10800" draw:text-areas="1900 12700 12700 19700" draw:type="right-triangle" draw:enhanced-path="M 0 0 L 21600 21600 0 21600 0 0 Z N"/>
          </draw:custom-shape>
          <draw:frame draw:style-name="gr47" draw:text-style-name="P2" draw:layer="layout" svg:width="2.799cm" svg:height="0.848cm" svg:x="5.866cm" svg:y="9cm">
            <draw:text-box>
              <text:p><text:span text:style-name="T1">Estado: *</text:span></text:p>
            </draw:text-box>
          </draw:frame>
          <draw:path draw:style-name="gr24" draw:text-style-name="P1" draw:layer="layout" svg:width="3.999cm" svg:height="0.799cm" svg:x="9.065cm" svg:y="10.1cm" svg:viewBox="0 0 4000 800" svg:d="M0 800v-800h4000v800zM3400 800v-800h600v800zM3977 345l-568-10 289 289zM3977 345zM3409 336z">
            <text:p/>
          </draw:path>
          <draw:path draw:style-name="gr48" draw:text-style-name="P1" draw:layer="layout" svg:width="2.199cm" svg:height="0.799cm" svg:x="9.065cm" svg:y="8.9cm" svg:viewBox="0 0 2200 800" svg:d="M0 800v-800h2200v800zM1600 800v-800h600v800zM2177 345l-568-10 289 289zM2177 345zM1609 336z">
            <text:p/>
          </draw:path>
          <draw:frame draw:style-name="gr49" draw:text-style-name="P2" draw:layer="layout" svg:width="3.482cm" svg:height="0.848cm" svg:x="17.165cm" svg:y="11.2cm">
            <draw:text-box>
              <text:p><text:span text:style-name="T1">Número: </text:span></text:p>
            </draw:text-box>
          </draw:frame>
          <draw:custom-shape draw:style-name="gr24" draw:text-style-name="P1" draw:layer="layout" svg:width="3.4cm" svg:height="0.8cm" svg:x="20.065cm" svg:y="11.2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" draw:layer="layout" svg:width="3.956cm" svg:height="0.848cm" svg:x="13.405cm" svg:y="10.1cm">
            <draw:text-box>
              <text:p><text:span text:style-name="T1">Complemento:</text:span></text:p>
            </draw:text-box>
          </draw:frame>
          <draw:custom-shape draw:style-name="gr24" draw:text-style-name="P1" draw:layer="layout" svg:width="5.599cm" svg:height="0.8cm" svg:x="17.566cm" svg:y="10.1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01cm">
          <draw:text-box>
            <text:p>3. Tela de cadastro de Cadastro de Obras</text:p>
          </draw:text-box>
        </draw:frame>
        <draw:custom-shape draw:name="Forma2" draw:style-name="gr51" draw:text-style-name="P3" draw:layer="layout" svg:width="3cm" svg:height="1.2cm" svg:x="21cm" svg:y="15.4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7.9cm" svg:y="15.4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4" draw:style-name="dp1" draw:master-page-name="Padrão">
        <draw:custom-shape draw:style-name="gr53" draw:text-style-name="P1" draw:layer="layout" svg:width="24.9cm" svg:height="17cm" svg:x="2.6cm" svg:y="2.7cm">
          <text:p/>
          <draw:enhanced-geometry svg:viewBox="0 0 21600 21600" draw:type="rectangle" draw:enhanced-path="M 0 0 L 21600 0 21600 21600 0 21600 0 0 Z N"/>
        </draw:custom-shape>
        <draw:frame draw:style-name="gr54" draw:text-style-name="P4" draw:layer="layout" svg:width="12.4cm" svg:height="2.384cm" svg:x="3.5cm" svg:y="1.116cm">
          <draw:text-box>
            <text:p><text:span text:style-name="T3">4 . Gerenciar Materiais de Construção</text:span></text:p>
            <text:p><text:span text:style-name="T3"/></text:p>
            <text:p><text:span text:style-name="T3"/></text:p>
          </draw:text-box>
        </draw:frame>
        <draw:custom-shape draw:style-name="gr55" draw:text-style-name="P1" draw:layer="layout" svg:width="24.9cm" svg:height="1.5cm" svg:x="2.6cm" svg:y="2.7cm">
          <text:p/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5.908cm" svg:height="0.962cm" svg:x="10.7cm" svg:y="3cm">
          <draw:text-box>
            <text:p><text:span text:style-name="T3">Cadastrar Material</text:span></text:p>
          </draw:text-box>
        </draw:frame>
        <draw:frame draw:style-name="gr57" draw:text-style-name="P4" draw:layer="layout" svg:width="3.8cm" svg:height="1.4cm" svg:x="4.9cm" svg:y="7.6cm">
          <draw:text-box>
            <text:p><text:span text:style-name="T3">Nome : *</text:span></text:p>
          </draw:text-box>
        </draw:frame>
        <draw:custom-shape draw:name="Forma2" draw:style-name="gr52" draw:text-style-name="P3" draw:layer="layout" svg:width="2.7cm" svg:height="1.191cm" svg:x="20.3cm" svg:y="17.9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8" draw:text-style-name="P3" draw:layer="layout" svg:width="15.609cm" svg:height="1.191cm" svg:x="9cm" svg:y="7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7cm" svg:y="18.0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4" draw:layer="layout" svg:width="4.5cm" svg:height="1.673cm" svg:x="4.6cm" svg:y="10.4cm">
          <draw:text-box>
            <text:p><text:span text:style-name="T3">Descrição : *</text:span></text:p>
          </draw:text-box>
        </draw:frame>
        <draw:custom-shape draw:name="Forma2" draw:style-name="gr59" draw:text-style-name="P3" draw:layer="layout" svg:width="7.1cm" svg:height="1.191cm" svg:x="9.1cm" svg:y="10.5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5" draw:style-name="dp1" draw:master-page-name="Padrão">
        <draw:frame draw:style-name="gr54" draw:layer="layout" svg:width="12.4cm" svg:height="2.384cm" svg:x="3.5cm" svg:y="1.116cm">
          <draw:text-box>
            <text:p>5 . Gerenciar clientes</text:p>
            <text:p/>
            <text:p/>
          </draw:text-box>
        </draw:frame>
        <draw:custom-shape draw:style-name="gr60" draw:text-style-name="P1" draw:layer="layout" svg:width="22.7cm" svg:height="17.27cm" svg:x="1.2cm" svg:y="2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2.6cm" svg:height="1.5cm" svg:x="1.2cm" svg:y="2.5cm">
          <text:p/>
          <draw:enhanced-geometry svg:viewBox="0 0 21600 21600" draw:type="rectangle" draw:enhanced-path="M 0 0 L 21600 0 21600 21600 0 21600 0 0 Z N"/>
        </draw:custom-shape>
        <draw:frame draw:style-name="gr56" draw:layer="layout" svg:width="5.908cm" svg:height="0.962cm" svg:x="10.7cm" svg:y="3cm">
          <draw:text-box>
            <text:p>Cadastrar Cliente</text:p>
          </draw:text-box>
        </draw:frame>
        <draw:frame draw:style-name="gr57" draw:layer="layout" svg:width="3.8cm" svg:height="1.4cm" svg:x="4cm" svg:y="4.9cm">
          <draw:text-box>
            <text:p>Nome : *</text:p>
          </draw:text-box>
        </draw:frame>
        <draw:custom-shape draw:name="Forma2" draw:style-name="gr52" draw:text-style-name="P3" draw:layer="layout" svg:width="2.7cm" svg:height="1.191cm" svg:x="20.3cm" svg:y="17.9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layer="layout" svg:width="4.7cm" svg:height="0.962cm" svg:x="16.7cm" svg:y="7.138cm">
          <draw:text-box>
            <text:p>Pessoa Fisica</text:p>
          </draw:text-box>
        </draw:frame>
        <draw:custom-shape draw:style-name="gr63" draw:text-style-name="P1" draw:layer="layout" svg:width="0.821cm" svg:height="0.716cm" svg:x="14.779cm" svg:y="9.184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64" draw:text-style-name="P1" draw:layer="layout" svg:width="0.8cm" svg:height="0.7cm" svg:x="14.9cm" svg:y="7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65" draw:layer="layout" svg:width="5.5cm" svg:height="1.873cm" svg:x="16.4cm" svg:y="9.027cm">
          <draw:text-box>
            <text:p>Pessoa Juridica</text:p>
          </draw:text-box>
        </draw:frame>
        <draw:custom-shape draw:name="Forma2" draw:style-name="gr58" draw:text-style-name="P3" draw:layer="layout" svg:width="15.609cm" svg:height="1.191cm" svg:x="6.9cm" svg:y="4.70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7cm" svg:y="18.0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7" draw:layer="layout" svg:width="3.8cm" svg:height="1.4cm" svg:x="3.9cm" svg:y="7.2cm">
          <draw:text-box>
            <text:p>CPF : *</text:p>
          </draw:text-box>
        </draw:frame>
        <draw:frame draw:style-name="gr57" draw:layer="layout" svg:width="3.8cm" svg:height="1.4cm" svg:x="3.6cm" svg:y="9.3cm">
          <draw:text-box>
            <text:p>CNPJ : *</text:p>
          </draw:text-box>
        </draw:frame>
        <draw:custom-shape draw:name="Forma2" draw:style-name="gr59" draw:text-style-name="P3" draw:layer="layout" svg:width="7.1cm" svg:height="1.191cm" svg:x="6.9cm" svg:y="7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9" draw:text-style-name="P3" draw:layer="layout" svg:width="7.1cm" svg:height="1.191cm" svg:x="7.1cm" svg:y="8.9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layer="layout" svg:width="4cm" svg:height="1.673cm" svg:x="2.8cm" svg:y="13.327cm">
          <draw:text-box>
            <text:p>Endereço : *</text:p>
          </draw:text-box>
        </draw:frame>
        <draw:custom-shape draw:name="Forma2" draw:style-name="gr58" draw:text-style-name="P3" draw:layer="layout" svg:width="15.609cm" svg:height="1.191cm" svg:x="7.091cm" svg:y="1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layer="layout" svg:width="4cm" svg:height="1.573cm" svg:x="3cm" svg:y="11.327cm">
          <draw:text-box>
            <text:p>Telefone : *</text:p>
          </draw:text-box>
        </draw:frame>
        <draw:custom-shape draw:name="Forma2" draw:style-name="gr59" draw:text-style-name="P3" draw:layer="layout" svg:width="7.1cm" svg:height="1.191cm" svg:x="7.2cm" svg:y="1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Padrão">
        <draw:g>
          <draw:custom-shape draw:style-name="gr1" draw:text-style-name="P1" draw:layer="layout" svg:width="22.3cm" svg:height="14.8cm" svg:x="4.3cm" svg:y="3.5cm">
            <text:p/>
            <draw:enhanced-geometry svg:viewBox="0 0 21600 21600" draw:type="rectangle" draw:enhanced-path="M 0 0 L 21600 0 21600 21600 0 21600 0 0 Z N"/>
          </draw:custom-shape>
          <draw:frame draw:style-name="gr67" draw:text-style-name="P2" draw:layer="layout" svg:width="2.51cm" svg:height="0.955cm" svg:x="6.593cm" svg:y="9.6cm">
            <draw:text-box>
              <text:p><text:span text:style-name="T1">E-mail: *</text:span></text:p>
            </draw:text-box>
          </draw:frame>
          <draw:g>
            <draw:frame draw:style-name="gr7" draw:text-style-name="P2" draw:layer="layout" svg:width="2.702cm" svg:height="0.958cm" svg:x="6.693cm" svg:y="8.128cm">
              <draw:text-box>
                <text:p><text:span text:style-name="T1">Nome: * </text:span></text:p>
              </draw:text-box>
            </draw:frame>
            <draw:custom-shape draw:style-name="gr8" draw:text-style-name="P1" draw:layer="layout" svg:width="15.568cm" svg:height="0.904cm" svg:x="9.113cm" svg:y="8.128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9" draw:text-style-name="P2" draw:layer="layout" svg:width="3.174cm" svg:height="0.958cm" svg:x="5.9cm" svg:y="12.342cm">
            <draw:text-box>
              <text:p><text:span text:style-name="T1">Telefone: *</text:span></text:p>
            </draw:text-box>
          </draw:frame>
          <draw:custom-shape draw:style-name="gr10" draw:text-style-name="P1" draw:layer="layout" svg:width="1.367cm" svg:height="0.904cm" svg:x="9.133cm" svg:y="12.396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1" draw:layer="layout" svg:width="6.837cm" svg:height="0.904cm" svg:x="10.6cm" svg:y="12.4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" draw:layer="layout" svg:width="3.454cm" svg:height="0.958cm" svg:x="5.846cm" svg:y="11.142cm">
            <draw:text-box>
              <text:p><text:span text:style-name="T1">Endereço: *</text:span></text:p>
            </draw:text-box>
          </draw:frame>
          <draw:custom-shape draw:style-name="gr13" draw:text-style-name="P1" draw:layer="layout" svg:width="14.726cm" svg:height="0.903cm" svg:x="9.17cm" svg:y="11.00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14" draw:text-style-name="P1" draw:layer="layout" svg:width="3.26cm" svg:height="1.016cm" svg:x="21.341cm" svg:y="15.13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15" draw:text-style-name="P2" draw:layer="layout" svg:width="2.113cm" svg:height="0.958cm" svg:x="21.867cm" svg:y="15.137cm">
              <draw:text-box>
                <text:p><text:span text:style-name="T1">Salvar</text:span></text:p>
              </draw:text-box>
            </draw:frame>
          </draw:g>
          <draw:custom-shape draw:style-name="gr16" draw:text-style-name="P1" draw:layer="layout" svg:width="3.261cm" svg:height="1.016cm" svg:x="17.764cm" svg:y="15.13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7" draw:text-style-name="P2" draw:layer="layout" svg:width="2.767cm" svg:height="0.958cm" svg:x="17.975cm" svg:y="15.137cm">
            <draw:text-box>
              <text:p><text:span text:style-name="T1">Cancelar</text:span></text:p>
            </draw:text-box>
          </draw:frame>
          <draw:frame draw:style-name="gr18" draw:text-style-name="P1" draw:layer="layout" svg:width="8.301cm" svg:height="1.673cm" svg:x="11.299cm" svg:y="5.627cm">
            <draw:text-box>
              <text:p text:style-name="P1">Cadastro de Fornecedor</text:p>
            </draw:text-box>
          </draw:frame>
          <draw:custom-shape draw:style-name="gr68" draw:text-style-name="P1" draw:layer="layout" svg:width="15.6cm" svg:height="0.904cm" svg:x="9.1cm" svg:y="9.597cm">
            <text:p/>
            <draw:enhanced-geometry svg:viewBox="0 0 21600 21600" draw:type="rectangle" draw:enhanced-path="M 0 0 L 21600 0 21600 21600 0 21600 0 0 Z N"/>
          </draw:custom-shape>
        </draw:g>
        <draw:frame draw:style-name="gr19" draw:layer="layout" svg:width="12.4cm" svg:height="1.673cm" svg:x="4.3cm" svg:y="1.7cm">
          <draw:text-box>
            <text:p>6. Tela de cadastro de Fornecedor</text:p>
          </draw:text-box>
        </draw:frame>
        <draw:custom-shape draw:name="Forma2" draw:style-name="gr20" draw:text-style-name="P3" draw:layer="layout" svg:width="3.4cm" svg:height="1.191cm" svg:x="21.3cm" svg:y="15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21" draw:text-style-name="P3" draw:layer="layout" svg:width="3.7cm" svg:height="1.191cm" svg:x="17.4cm" svg:y="15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7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7 . Registro de pedidos</text:span></text:p>
          </draw:text-box>
        </draw:frame>
        <draw:custom-shape draw:style-name="gr69" draw:text-style-name="P1" draw:layer="layout" svg:width="22.7cm" svg:height="15.6cm" svg:x="3.2cm" svg:y="3.1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2.6cm" svg:height="1.5cm" svg:x="3.3cm" svg:y="3.165cm">
          <text:p/>
          <draw:enhanced-geometry svg:viewBox="0 0 21600 21600" draw:type="rectangle" draw:enhanced-path="M 0 0 L 21600 0 21600 21600 0 21600 0 0 Z N"/>
        </draw:custom-shape>
        <draw:frame draw:style-name="gr70" draw:text-style-name="P4" draw:layer="layout" svg:width="5.535cm" svg:height="0.962cm" svg:x="11.326cm" svg:y="3.369cm">
          <draw:text-box>
            <text:p><text:span text:style-name="T3">Registrar Pedidos</text:span></text:p>
          </draw:text-box>
        </draw:frame>
        <draw:custom-shape draw:style-name="gr71" draw:text-style-name="P5" draw:layer="layout" svg:width="12.9cm" svg:height="1.5cm" svg:x="9.1cm" svg:y="5.4cm">
          <text:p text:style-name="P1"><text:span text:style-name="T3">Selecionar Material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3.8cm" svg:height="1.4cm" svg:x="4.3cm" svg:y="5.7cm">
          <draw:text-box>
            <text:p><text:span text:style-name="T3">Nome : *</text:span></text:p>
          </draw:text-box>
        </draw:frame>
        <draw:frame draw:style-name="gr19" draw:text-style-name="P4" draw:layer="layout" svg:width="4.7cm" svg:height="1.673cm" svg:x="4.2cm" svg:y="7.6cm">
          <draw:text-box>
            <text:p><text:span text:style-name="T3">Quantidade : *</text:span></text:p>
          </draw:text-box>
        </draw:frame>
        <draw:g>
          <draw:custom-shape draw:style-name="gr72" draw:text-style-name="P1" draw:layer="layout" svg:width="3.6cm" svg:height="1.4cm" svg:x="9.1cm" svg:y="7.4cm">
            <text:p/>
            <draw:enhanced-geometry svg:viewBox="0 0 21600 21600" draw:type="rectangle" draw:enhanced-path="M 0 0 L 21600 0 21600 21600 0 21600 0 0 Z N"/>
          </draw:custom-shape>
          <draw:custom-shape draw:style-name="gr73" draw:text-style-name="P1" draw:layer="layout" svg:width="1.1cm" svg:height="1.4cm" svg:x="11.6cm" svg:y="7.4cm">
            <text:p/>
            <draw:enhanced-geometry svg:viewBox="0 0 21600 21600" draw:type="rectangle" draw:enhanced-path="M 0 0 L 21600 0 21600 21600 0 21600 0 0 Z N"/>
          </draw:custom-shape>
          <draw:custom-shape draw:style-name="gr74" draw:text-style-name="P1" draw:layer="layout" svg:width="1cm" svg:height="0.56cm" svg:x="11.6cm" svg:y="7.867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name="Forma2" draw:style-name="gr52" draw:text-style-name="P3" draw:layer="layout" svg:width="2.7cm" svg:height="1.191cm" svg:x="21.9cm" svg:y="17.0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8.9cm" svg:y="17.0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9.3cm" svg:y="7.6cm">
          <text:p text:style-name="P1"><text:span text:style-name="T2">In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1.1cm" svg:height="1.5cm" svg:x="20.9cm" svg:y="5.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cm" svg:height="0.6cm" svg:x="21cm" svg:y="5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5" draw:text-style-name="P1" draw:layer="layout" svg:width="18.6cm" svg:height="4.1cm" svg:x="5.2cm" svg:y="9.8cm">
          <text:p/>
          <draw:enhanced-geometry svg:viewBox="0 0 21600 21600" draw:type="rectangle" draw:enhanced-path="M 0 0 L 21600 0 21600 21600 0 21600 0 0 Z N"/>
        </draw:custom-shape>
        <draw:frame draw:style-name="gr76" draw:text-style-name="P6" draw:layer="layout" svg:width="6.124cm" svg:height="0.729cm" svg:x="5cm" svg:y="9.2cm">
          <draw:text-box>
            <text:p><text:span text:style-name="T4">Materiais incluídos no pedido:</text:span></text:p>
          </draw:text-box>
        </draw:frame>
        <draw:frame draw:style-name="gr19" draw:text-style-name="P4" draw:layer="layout" svg:width="4.7cm" svg:height="1.673cm" svg:x="4.2cm" svg:y="14.801cm">
          <draw:text-box>
            <text:p><text:span text:style-name="T3">Fornecedor : *</text:span></text:p>
          </draw:text-box>
        </draw:frame>
        <draw:custom-shape draw:style-name="gr71" draw:text-style-name="P5" draw:layer="layout" svg:width="15.199cm" svg:height="1.5cm" svg:x="9.101cm" svg:y="14.6cm">
          <text:p text:style-name="P1"><text:span text:style-name="T3">Selecionar Fornecedor</text:span></text:p>
          <draw:enhanced-geometry svg:viewBox="0 0 21600 21600" draw:type="rectangle" draw:enhanced-path="M 0 0 L 21600 0 21600 21600 0 21600 0 0 Z N"/>
        </draw:custom-shape>
        <draw:custom-shape draw:style-name="gr73" draw:text-style-name="P1" draw:layer="layout" svg:width="1.1cm" svg:height="1.5cm" svg:x="23.2cm" svg:y="14.6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1" draw:layer="layout" svg:width="1cm" svg:height="0.6cm" svg:x="23.301cm" svg:y="15.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8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8 . Gerenciar Trabalhos</text:span></text:p>
          </draw:text-box>
        </draw:frame>
        <draw:custom-shape draw:style-name="gr77" draw:text-style-name="P1" draw:layer="layout" svg:width="22.7cm" svg:height="15.47cm" svg:x="2.8cm" svg:y="3.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2.6cm" svg:height="1.5cm" svg:x="2.8cm" svg:y="3.6cm">
          <text:p/>
          <draw:enhanced-geometry svg:viewBox="0 0 21600 21600" draw:type="rectangle" draw:enhanced-path="M 0 0 L 21600 0 21600 21600 0 21600 0 0 Z N"/>
        </draw:custom-shape>
        <draw:frame draw:style-name="gr56" draw:text-style-name="P4" draw:layer="layout" svg:width="5.908cm" svg:height="0.962cm" svg:x="11.3cm" svg:y="3.938cm">
          <draw:text-box>
            <text:p><text:span text:style-name="T3">Gerenciar Trabalho</text:span></text:p>
          </draw:text-box>
        </draw:frame>
        <draw:custom-shape draw:style-name="gr71" draw:text-style-name="P5" draw:layer="layout" svg:width="12.9cm" svg:height="1.5cm" svg:x="8.1cm" svg:y="6.4cm">
          <text:p text:style-name="P1"><text:span text:style-name="T3">Selecionar Trabalho</text:span></text:p>
          <draw:enhanced-geometry svg:viewBox="0 0 21600 21600" draw:type="rectangle" draw:enhanced-path="M 0 0 L 21600 0 21600 21600 0 21600 0 0 Z N"/>
        </draw:custom-shape>
        <draw:frame draw:style-name="gr57" draw:text-style-name="P4" draw:layer="layout" svg:width="3.8cm" svg:height="1.4cm" svg:x="4.3cm" svg:y="6.5cm">
          <draw:text-box>
            <text:p><text:span text:style-name="T3">Nome : *</text:span></text:p>
          </draw:text-box>
        </draw:frame>
        <draw:frame draw:style-name="gr19" draw:text-style-name="P4" draw:layer="layout" svg:width="4.7cm" svg:height="1.673cm" svg:x="4.1cm" svg:y="9.9cm">
          <draw:text-box>
            <text:p><text:span text:style-name="T3">Data inicio : *</text:span></text:p>
          </draw:text-box>
        </draw:frame>
        <draw:custom-shape draw:name="Forma2" draw:style-name="gr52" draw:text-style-name="P3" draw:layer="layout" svg:width="2.7cm" svg:height="1.191cm" svg:x="18.8cm" svg:y="17.609cm">
          <text:p text:style-name="P1"><text:span text:style-name="T2">Salv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22.2cm" svg:y="17.709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1.1cm" svg:height="1.5cm" svg:x="19.9cm" svg:y="6.4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cm" svg:height="0.5cm" svg:x="20cm" svg:y="6.9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4" draw:layer="layout" svg:width="5.2cm" svg:height="1.673cm" svg:x="4cm" svg:y="11.5cm">
          <draw:text-box>
            <text:p><text:span text:style-name="T3">Data Termino : *</text:span></text:p>
          </draw:text-box>
        </draw:frame>
        <draw:custom-shape draw:name="Forma2" draw:style-name="gr79" draw:text-style-name="P3" draw:layer="layout" svg:width="5.3cm" svg:height="1.191cm" svg:x="9cm" svg:y="9.7cm">
          <text:p text:style-name="P1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79" draw:text-style-name="P3" draw:layer="layout" svg:width="5.3cm" svg:height="1.191cm" svg:x="9cm" svg:y="11.309cm">
          <text:p text:style-name="P1"><text:span text:style-name="T2">____/_____/_____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7" draw:layer="layout" svg:width="6.5cm" svg:height="1.673cm" svg:x="4cm" svg:y="13.427cm">
          <draw:text-box>
            <text:p><text:span text:style-name="T5">Emp Respo <text:s/>: *</text:span></text:p>
          </draw:text-box>
        </draw:frame>
        <draw:g>
          <draw:custom-shape draw:style-name="gr80" draw:text-style-name="P1" draw:layer="layout" svg:width="8.7cm" svg:height="1.3cm" svg:x="9cm" svg:y="13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2.658cm" svg:height="1.3cm" svg:x="15.042cm" svg:y="13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2.416cm" svg:height="0.52cm" svg:x="15.042cm" svg:y="13.433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38.543897216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9" draw:text-style-name="P4" draw:layer="layout" svg:width="4.6cm" svg:height="1.673cm" svg:x="4cm" svg:y="15.027cm">
          <draw:text-box>
            <text:p><text:span text:style-name="T3">Situação <text:s/>: *</text:span></text:p>
          </draw:text-box>
        </draw:frame>
        <draw:custom-shape draw:style-name="gr83" draw:text-style-name="P1" draw:layer="layout" svg:width="0.6cm" svg:height="0.6cm" svg:x="15.4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83" draw:text-style-name="P1" draw:layer="layout" svg:width="0.6cm" svg:height="0.6cm" svg:x="9.349cm" svg:y="15.135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frame draw:style-name="gr84" draw:text-style-name="P4" draw:layer="layout" svg:width="4.9cm" svg:height="0.962cm" svg:x="10.2cm" svg:y="15.1cm">
          <draw:text-box>
            <text:p><text:span text:style-name="T3">Em execução</text:span></text:p>
          </draw:text-box>
        </draw:frame>
        <draw:frame draw:style-name="gr85" draw:text-style-name="P4" draw:layer="layout" svg:width="2.8cm" svg:height="0.962cm" svg:x="16.3cm" svg:y="15.073cm">
          <draw:text-box>
            <text:p><text:span text:style-name="T3">Parado</text:span></text:p>
          </draw:text-box>
        </draw:frame>
        <draw:frame draw:style-name="gr85" draw:text-style-name="P4" draw:layer="layout" svg:width="3.385cm" svg:height="0.962cm" svg:x="21cm" svg:y="15.038cm">
          <draw:text-box>
            <text:p><text:span text:style-name="T3">Finalizado</text:span></text:p>
          </draw:text-box>
        </draw:frame>
        <draw:custom-shape draw:style-name="gr83" draw:text-style-name="P1" draw:layer="layout" svg:width="0.6cm" svg:height="0.6cm" svg:x="20.2cm" svg:y="15.3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9" draw:style-name="dp1" draw:master-page-name="Padrão">
        <draw:frame draw:style-name="gr19" draw:text-style-name="P4" draw:layer="layout" svg:width="12.4cm" svg:height="1.673cm" svg:x="4.266cm" svg:y="1.701cm">
          <draw:text-box>
            <text:p><text:span text:style-name="T3">UC2.5 Tela de login</text:span></text:p>
          </draw:text-box>
        </draw:frame>
        <draw:custom-shape draw:style-name="gr69" draw:text-style-name="P1" draw:layer="layout" svg:width="22.7cm" svg:height="11.6cm" svg:x="3.3cm" svg:y="4.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1" draw:layer="layout" svg:width="22.6cm" svg:height="1.5cm" svg:x="3.3cm" svg:y="4.26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1" draw:layer="layout" svg:width="13.982cm" svg:height="1.1cm" svg:x="8.5cm" svg:y="7.9cm">
          <text:p/>
          <draw:enhanced-geometry svg:viewBox="0 0 21600 21600" draw:type="rectangle" draw:enhanced-path="M 0 0 L 21600 0 21600 21600 0 21600 0 0 Z N"/>
        </draw:custom-shape>
        <draw:frame draw:style-name="gr87" draw:text-style-name="P5" draw:layer="layout" svg:width="4.409cm" svg:height="0.962cm" svg:x="13.1cm" svg:y="4.538cm">
          <draw:text-box>
            <text:p text:style-name="P1"><text:span text:style-name="T3">Login</text:span></text:p>
          </draw:text-box>
        </draw:frame>
        <draw:frame draw:style-name="gr88" draw:text-style-name="P4" draw:layer="layout" svg:width="2.939cm" svg:height="1cm" svg:x="5.861cm" svg:y="8cm">
          <draw:text-box>
            <text:p><text:span text:style-name="T3">Login : </text:span></text:p>
          </draw:text-box>
        </draw:frame>
        <draw:custom-shape draw:style-name="gr89" draw:text-style-name="P1" draw:layer="layout" svg:width="13.9cm" svg:height="1.1cm" svg:x="8.5cm" svg:y="11cm">
          <text:p/>
          <draw:enhanced-geometry svg:viewBox="0 0 21600 21600" draw:type="rectangle" draw:enhanced-path="M 0 0 L 21600 0 21600 21600 0 21600 0 0 Z N"/>
        </draw:custom-shape>
        <draw:frame draw:style-name="gr90" draw:text-style-name="P4" draw:layer="layout" svg:width="2.893cm" svg:height="1.673cm" svg:x="5.607cm" svg:y="11.2cm">
          <draw:text-box>
            <text:p><text:span text:style-name="T3">Senha : </text:span></text:p>
          </draw:text-box>
        </draw:frame>
        <draw:custom-shape draw:name="Forma2" draw:style-name="gr52" draw:text-style-name="P3" draw:layer="layout" svg:width="3.1cm" svg:height="1.191cm" svg:x="21.7cm" svg:y="13.8cm">
          <text:p text:style-name="P1"><text:span text:style-name="T2">En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0" draw:text-style-name="P4" draw:layer="layout" svg:width="17.3cm" svg:height="1.673cm" svg:x="8.3cm" svg:y="9.027cm">
          <draw:text-box>
            <text:p><text:span text:style-name="T4">Para fazer login como administrador, informe o nome de usuário.</text:span></text:p>
            <text:p><text:span text:style-name="T4"><text:tab/></text:span><text:span text:style-name="T4">Caso não seja o administrador do sistema, informe o CPF.</text:span></text:p>
          </draw:text-box>
        </draw:frame>
      </draw:page>
      <draw:page draw:name="page10" draw:style-name="dp1" draw:master-page-name="Padrão">
        <draw:frame draw:style-name="gr19" draw:text-style-name="P4" draw:layer="layout" svg:width="12.4cm" svg:height="1.673cm" svg:x="3cm" svg:y="1.5cm">
          <draw:text-box>
            <text:p><text:span text:style-name="T3">Tela de Busca</text:span></text:p>
          </draw:text-box>
        </draw:frame>
        <draw:custom-shape draw:style-name="gr91" draw:text-style-name="P1" draw:layer="layout" svg:width="22.565cm" svg:height="14.7cm" svg:x="2.8cm" svg:y="3.8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1" draw:layer="layout" svg:width="22.661cm" svg:height="1.5cm" svg:x="2.8cm" svg:y="3.4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5" draw:layer="layout" svg:width="12.2cm" svg:height="1.1cm" svg:x="4.3cm" svg:y="6.3cm">
          <text:p text:style-name="P1"><text:span text:style-name="T6">Buscar</text:span></text:p>
          <draw:enhanced-geometry svg:viewBox="0 0 21600 21600" draw:type="rectangle" draw:enhanced-path="M 0 0 L 21600 0 21600 21600 0 21600 0 0 Z N"/>
        </draw:custom-shape>
        <draw:frame draw:style-name="gr87" draw:text-style-name="P4" draw:layer="layout" svg:width="4.409cm" svg:height="0.962cm" svg:x="11.591cm" svg:y="3.738cm">
          <draw:text-box>
            <text:p><text:span text:style-name="T3"><text:s text:c="4"/></text:span><text:span text:style-name="T3">Buscar </text:span></text:p>
          </draw:text-box>
        </draw:frame>
        <draw:custom-shape draw:name="Forma2" draw:style-name="gr94" draw:text-style-name="P3" draw:layer="layout" svg:width="2.7cm" svg:height="1.2cm" svg:x="22.5cm" svg:y="3.5cm">
          <text:p text:style-name="P1"><text:span text:style-name="T2">Sair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5.621cm" svg:y="16.809cm">
          <text:p text:style-name="P1"><text:span text:style-name="T2">Edit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2.6cm" svg:y="16.809cm">
          <text:p text:style-name="P1"><text:span text:style-name="T2">Exclu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5" draw:text-style-name="P1" draw:layer="layout" svg:width="4.3cm" svg:height="3.4cm" svg:x="17cm" svg:y="7.6cm">
          <text:p/>
          <draw:enhanced-geometry svg:viewBox="0 0 21600 21600" draw:type="rectangle" draw:enhanced-path="M 0 0 L 21600 0 21600 21600 0 21600 0 0 Z N"/>
        </draw:custom-shape>
        <draw:custom-shape draw:style-name="gr96" draw:text-style-name="P5" draw:layer="layout" svg:width="4.3cm" svg:height="1.1cm" draw:transform="skewX (0.0109955742875643) translate (17.012cm 6.4cm)">
          <text:p text:style-name="P1"><text:span text:style-name="T3">Selecione <text:s text:c="7"/></text:span></text:p>
          <draw:enhanced-geometry svg:viewBox="0 0 21600 21600" draw:type="rectangle" draw:enhanced-path="M 0 0 L 21600 0 21600 21600 0 21600 0 0 Z N"/>
        </draw:custom-shape>
        <draw:custom-shape draw:style-name="gr97" draw:text-style-name="P1" draw:layer="layout" svg:width="1.366cm" svg:height="1.1cm" svg:x="19.9cm" svg:y="6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8" draw:text-style-name="P1" draw:layer="layout" svg:width="1.2cm" svg:height="0.8cm" svg:x="20cm" svg:y="6.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name="Forma2" draw:style-name="gr99" draw:text-style-name="P3" draw:layer="layout" svg:width="4.3cm" svg:height="0.699cm" svg:x="17.001cm" svg:y="7.701cm">
          <text:p text:style-name="P1"><text:span text:style-name="T2">Funcionári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0" draw:text-style-name="P3" draw:layer="layout" svg:width="4.3cm" svg:height="0.8cm" svg:x="17cm" svg:y="8.4cm">
          <text:p text:style-name="P1"><text:span text:style-name="T2">Cliente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1" draw:text-style-name="P3" draw:layer="layout" svg:width="4.3cm" svg:height="0.7cm" svg:x="16.996cm" svg:y="9.27cm">
          <text:p text:style-name="P1"><text:span text:style-name="T2">Obras e Serviço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101" draw:text-style-name="P3" draw:layer="layout" svg:width="4.3cm" svg:height="0.7cm" svg:x="16.961cm" svg:y="9.992cm">
          <text:p text:style-name="P1"><text:span text:style-name="T2">M. de Construção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" draw:layer="layout" svg:width="13.2cm" svg:height="6.8cm" svg:x="3.1cm" svg:y="9.3cm">
          <text:p/>
          <draw:enhanced-geometry svg:viewBox="0 0 21600 21600" draw:type="rectangle" draw:enhanced-path="M 0 0 L 21600 0 21600 21600 0 21600 0 0 Z N"/>
        </draw:custom-shape>
        <draw:custom-shape draw:style-name="gr103" draw:text-style-name="P5" draw:layer="layout" svg:width="13.1cm" svg:height="1.1cm" svg:x="3.2cm" svg:y="9.4cm">
          <text:p text:style-name="P1"><text:span text:style-name="T6">João mariano</text:span></text:p>
          <draw:enhanced-geometry svg:viewBox="0 0 21600 21600" draw:type="rectangle" draw:enhanced-path="M 0 0 L 21600 0 21600 21600 0 21600 0 0 Z N"/>
        </draw:custom-shape>
        <draw:custom-shape draw:name="Forma2" draw:style-name="gr52" draw:text-style-name="P3" draw:layer="layout" svg:width="2.9cm" svg:height="1.2cm" svg:x="21.6cm" svg:y="16.8cm">
          <text:p text:style-name="P1"><text:span text:style-name="T2">Cancel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18.6cm" svg:y="16.8cm">
          <text:p text:style-name="P1"><text:span text:style-name="T2">Cadastr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21.7cm" svg:y="9.9cm">
          <text:p text:style-name="P1"><text:span text:style-name="T2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1" draw:style-name="dp1" draw:master-page-name="Padrão">
        <draw:frame draw:style-name="gr19" draw:text-style-name="P4" draw:layer="layout" svg:width="12.4cm" svg:height="1.673cm" svg:x="3.5cm" svg:y="1.5cm">
          <draw:text-box>
            <text:p><text:span text:style-name="T3">Página Inicial - Administrador</text:span></text:p>
          </draw:text-box>
        </draw:frame>
        <draw:custom-shape draw:style-name="gr104" draw:text-style-name="P1" draw:layer="layout" svg:width="22.607cm" svg:height="12.3cm" draw:transform="skewX (0.0109955742875643) translate (3.493cm 3.3cm)">
          <text:p/>
          <draw:enhanced-geometry svg:viewBox="0 0 21600 21600" draw:type="rectangle" draw:enhanced-path="M 0 0 L 21600 0 21600 21600 0 21600 0 0 Z N"/>
        </draw:custom-shape>
        <draw:frame draw:style-name="gr105" draw:layer="layout" svg:width="5.7cm" svg:height="1.195cm" svg:x="12.6cm" svg:y="2.5cm">
          <draw:text-box>
            <text:p/>
          </draw:text-box>
        </draw:frame>
        <draw:custom-shape draw:style-name="gr106" draw:text-style-name="P1" draw:layer="layout" svg:width="7.565cm" svg:height="10.913cm" svg:x="3.7cm" svg:y="4.087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1" draw:layer="layout" svg:width="22.487cm" svg:height="1.5cm" svg:x="3.513cm" svg:y="3.556cm">
          <text:p/>
          <draw:enhanced-geometry svg:viewBox="0 0 21600 21600" draw:type="rectangle" draw:enhanced-path="M 0 0 L 21600 0 21600 21600 0 21600 0 0 Z N"/>
        </draw:custom-shape>
        <draw:frame draw:style-name="gr87" draw:text-style-name="P4" draw:layer="layout" svg:width="4.409cm" svg:height="0.962cm" svg:x="11cm" svg:y="4.038cm">
          <draw:text-box>
            <text:p><text:span text:style-name="T3">Administrador</text:span></text:p>
          </draw:text-box>
        </draw:frame>
        <draw:custom-shape draw:name="Forma4" draw:style-name="gr108" draw:text-style-name="P8" draw:layer="layout" svg:width="5.4cm" svg:height="1.67cm" svg:x="4.578cm" svg:y="5.955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8" draw:layer="layout" svg:width="5.4cm" svg:height="1.67cm" svg:x="4.63cm" svg:y="8.347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8" draw:layer="layout" svg:width="5.4cm" svg:height="1.67cm" svg:x="4.7cm" svg:y="10.53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4" draw:style-name="gr108" draw:text-style-name="P8" draw:layer="layout" svg:width="5.4cm" svg:height="1.67cm" svg:x="4.7cm" svg:y="12.5cm">
          <text:p text:style-name="P1"><text:span text:style-name="T1">Configuraçõ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9" draw:text-style-name="P8" draw:layer="layout" svg:width="5.093cm" svg:height="2.4cm" svg:x="12.1cm" svg:y="6.5cm">
          <text:p text:style-name="P1"><text:span text:style-name="T7">Gerenciar Funcionario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0" draw:text-style-name="P8" draw:layer="layout" svg:width="5.193cm" svg:height="2.5cm" svg:x="12.207cm" svg:y="12.7cm">
          <text:p text:style-name="P1"><text:span text:style-name="T7">Gerenciar Obr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1" draw:text-style-name="P8" draw:layer="layout" svg:width="4.9cm" svg:height="2.432cm" svg:x="19.387cm" svg:y="6.265cm">
          <text:p text:style-name="P1"><text:span text:style-name="T7">Gerenciar <text:s/>Clien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2" draw:text-style-name="P8" draw:layer="layout" svg:width="5cm" svg:height="2.432cm" svg:x="19.5cm" svg:y="12.368cm">
          <text:p text:style-name="P1"><text:span text:style-name="T7">Gerenciar Materia de</text:span></text:p>
          <text:p text:style-name="P1"><text:span text:style-name="T7">Contruço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2" draw:style-name="gr52" draw:text-style-name="P3" draw:layer="layout" svg:width="2.7cm" svg:height="1.191cm" svg:x="22.9cm" svg:y="3.7cm">
          <text:p text:style-name="P1"><text:span text:style-name="T2">Sai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09" draw:text-style-name="P8" draw:layer="layout" svg:width="5.093cm" svg:height="2.4cm" svg:x="15.579cm" svg:y="9.5cm">
          <text:p text:style-name="P1"><text:span text:style-name="T7">Busca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italic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31T19:45:58.991202434</meta:creation-date>
    <dc:date>2017-06-11T08:11:57.540104047</dc:date>
    <meta:editing-duration>PT13H13M5S</meta:editing-duration>
    <meta:editing-cycles>47</meta:editing-cycles>
    <meta:generator>LibreOffice/4.2.8.2$Linux_X86_64 LibreOffice_project/420m0$Build-2</meta:generator>
    <meta:document-statistic meta:object-count="226"/>
  </office:meta>
</office:document-meta>
</file>